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style>
    <style:style style:name="P8" style:family="paragraph" style:parent-style-name="Text_20_body" style:list-style-name="L6">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style:style style:name="P13" style:family="paragraph" style:parent-style-name="Text_20_body" style:list-style-name="L10">
      <style:paragraph-properties fo:margin-top="0in" fo:margin-bottom="0in"/>
    </style:style>
    <style:style style:name="P14" style:family="paragraph" style:parent-style-name="Text_20_body" style:list-style-name="L11">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with a focus on reliability, scalability, and security for the modern web.</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general-cv.md" office:name=""><text:span text:style-name="Definition">Web</text:span></text:a> • <text:a xlink:type="simple" xlink:href="https://github.com/skyzyx/resume/raw/master/resumes/ryanparman-general-cv.pdf" office:name=""><text:span text:style-name="Definition">PDF</text:span></text:a> • <text:a xlink:type="simple" xlink:href="https://github.com/skyzyx/resume/raw/master/resumes/ryanparman-general-cv.docx" office:name=""><text:span text:style-name="Definition">Word</text:span></text:a> • <text:a xlink:type="simple" xlink:href="https://github.com/skyzyx/resume/raw/master/resumes/ryanparman-general-cv.odt" office:name=""><text:span text:style-name="Definition">OpenDocument</text:span></text:a></text:p>
      <text:h text:style-name="Heading_20_2" text:outline-level="2"><text:bookmark-start text:name="summary"/>Summary<text:bookmark-end text:name="summary"/></text:h>
      <text:p text:style-name="First_20_paragraph">Ryan Parman is a cloud-native engineering leader, who specializes in technical leadership, software development, site reliability engineering, and cybersecurity for the modern web. Excels at listening, adapting, and driving continuous improvement.</text:p>
      <text:p text:style-name="Text_20_body">Small business owner, two-time startup founder, and creator of two open-source projects with millions of users each. Ryan has a proven track record of building high-quality software, delivering impactful solutions, and elevating team performance.</text:p>
      <text:h text:style-name="Heading_20_2" text:outline-level="2"><text:bookmark-start text:name="work-experience"/>Work Experience<text:bookmark-end text:name="work-experience"/></text:h>
      <text:p text:style-name="First_20_paragraph">Older roles are truncated for brevity. If interested, details can be found <text:a xlink:type="simple" xlink:href="https://github.com/skyzyx/resume/blob/master/ryanparman-previously.md" office:name=""><text:span text:style-name="Definition">on GitHub</text:span></text:a>.</text:p>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Led the team who supported all SRE and product engineering teams, working on core platforms and services, as every school in America transitioned to online learning during the COVID-19 lockdowns.</text:p>
        </text:list-item>
        <text:list-item>
          <text:p text:style-name="P3">Authored or edited over 1,800 <text:a xlink:type="simple" xlink:href="https://www.atlassian.com/software/confluence" office:name=""><text:span text:style-name="Definition">Confluence</text:span></text:a> documents.</text:p>
        </text:list-item>
        <text:list-item>
          <text:p text:style-name="P3">Partnered with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Control Tower</text:span></text:a> and <text:a xlink:type="simple" xlink:href="https://aws.amazon.com/iam/identity-center/" office:name=""><text:span text:style-name="Definition">Identity Center</text:span></text:a>, resulting in lowered costs and increased control over account guardrails.</text:p>
        </text:list-item>
        <text:list-item>
          <text:p text:style-name="P3">Managed the Base <text:a xlink:type="simple" xlink:href="https://docs.aws.amazon.com/AWSEC2/latest/UserGuide/AMIs.html" office:name=""><text:span text:style-name="Definition">AMI</text:span></text:a> program. Leveraged insights from <text:a xlink:type="simple" xlink:href="https://www.cisecurity.org" office:name=""><text:span text:style-name="Definition">CIS</text:span></text:a>, security patching, and internal needs to develop a unified build pipeline integrating best practices.</text:p>
        </text:list-item>
        <text:list-item>
          <text:p text:style-name="P3">Conducted comprehensive scans of <text:a xlink:type="simple" xlink:href="https://aws.amazon.com/route53/" office:name=""><text:span text:style-name="Definition">Route 53</text:span></text:a> to obtain a mapping of the company’s thousands of active websites. Prioritized identifying and remediating misconfigurations, rotating certificates, and increasing visibility.</text:p>
        </text:list-item>
        <text:list-item>
          <text:p text:style-name="P3">Implemented the Linux runtime environment used by self-hosted <text:a xlink:type="simple" xlink:href="https://github.com/features/actions" office:name=""><text:span text:style-name="Definition">GitHub Actions</text:span></text:a> runners.</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Improved security by enabling continuous token and password rotation for engineering teams by building a <text:span text:style-name="T2">Token Vending Machine</text:span>.</text:p>
        </text:list-item>
        <text:list-item>
          <text:p text:style-name="P3">Resolved all technology blockers preventing migration lower-cost <text:a xlink:type="simple" xlink:href="https://aws.amazon.com/ec2/graviton/" office:name=""><text:span text:style-name="Definition">ARM64</text:span></text:a> CPUs, opening the door for ~$450k/year in cost savings.</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Managed a team of four, while working to level-up the team's technical skills and leadership capabilities. Conducted regular 1:1s, performance reviews, and career development discussions.</text:p>
        </text:list-item>
        <text:list-item>
          <text:p text:style-name="P4">Revamped the SRE interview process to prioritize a 70/30 focus on software engineering (Dev) and systems operations (Ops). Emphasized leadership qualities, bias for action, and high curiosity.</text:p>
        </text:list-item>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item>
          <text:p text:style-name="P4">Customized the <text:a xlink:type="simple" xlink:href="https://aws.amazon.com/linux/" office:name=""><text:span text:style-name="Definition">Amazon Linux</text:span></text:a>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Liaised with cybersecurity, operations, and business units to ensure compliance.</text:p>
        </text:list-item>
        <text:list-item>
          <text:p text:style-name="P4">Invented custom security and operational tooling to understand the current posture of ~200 AWS accounts where off-the-shelf tools did not meet the needs of the organization.</text:p>
        </text:list-item>
        <text:list-item>
          <text:p text:style-name="P4">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item>
          <text:p text:style-name="P5">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text:p>
        </text:list-item>
        <text:list-item>
          <text:p text:style-name="P7">Increased reliability and efficiency by implementing <text:span text:style-name="T2">configuration-as-code</text:span> for cloud infrastructure in <text:a xlink:type="simple" xlink:href="https://cloud.google.com" office:name=""><text:span text:style-name="Definition">GCP</text:span></text:a>.</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projects"/>Projects<text:bookmark-end text:name="projects"/></text:h>
      <text:p text:style-name="First_20_paragraph">Proof that I can code, call APIs, interact with SDKs, and build user-facing software. I have live-coding anxiety, so live-coding interviews will always present me at my worst, not my best.</text:p>
      <text:list text:style-name="L8">
        <text:list-item>
          <text:p text:style-name="P11"><text:span text:style-name="T1">DevSec Tools:</text:span> Building a <text:a xlink:type="simple" xlink:href="https://github.com/northwood-labs/devsec-ui" office:name=""><text:span text:style-name="Definition">website</text:span></text:a>, <text:a xlink:type="simple" xlink:href="https://github.com/northwood-labs/devsec-tools" office:name=""><text:span text:style-name="Definition">CLI tool, and Go library</text:span></text:a> for identifying potential security configuration issues (in-progress).</text:p>
        </text:list-item>
        <text:list-item>
          <text:p text:style-name="P11"><text:span text:style-name="T1">Custom Linux Packages:</text:span> Building a <text:a xlink:type="simple" xlink:href="https://github.com/northwood-labs/package-building/wiki" office:name=""><text:span text:style-name="Definition">repository of custom Linux packages</text:span></text:a> (in-progress).</text:p>
        </text:list-item>
        <text:list-item>
          <text:p text:style-name="P11"><text:span text:style-name="T1">CSP Evaluator:</text:span> Building a <text:a xlink:type="simple" xlink:href="https://github.com/northwood-labs/csp-parser" office:name=""><text:span text:style-name="Definition">parser and evaluator for Content Security Policy (CSP) directives</text:span></text:a> in Go (in-progress).</text:p>
        </text:list-item>
        <text:list-item>
          <text:p text:style-name="P11"><text:span text:style-name="T1">Terraform Provider:</text:span> Built a <text:a xlink:type="simple" xlink:href="https://github.com/northwood-labs/terraform-provider-corefunc" office:name=""><text:span text:style-name="Definition">custom provider</text:span></text:a> which provides a set of utility functions for use in Terraform/OpenTofu.</text:p>
        </text:list-item>
        <text:list-item>
          <text:p text:style-name="P11"><text:span text:style-name="T1">Multi-Platform Docker:</text:span> Built a <text:a xlink:type="simple" xlink:href="https://github.com/northwood-labs/download-asset" office:name=""><text:span text:style-name="Definition">downloader for GitHub release assets</text:span></text:a> which simplifies building multi-platform images.</text:p>
        </text:list-item>
        <text:list-item>
          <text:p text:style-name="P11"><text:span text:style-name="T1">AWS Organization Security:</text:span> Built a <text:a xlink:type="simple" xlink:href="https://github.com/northwood-labs/assume-spoke-role" office:name=""><text:span text:style-name="Definition">library + CLI tool</text:span></text:a> which simplifies the hub-and-spoke pattern for multi-account orgs.</text:p>
        </text:list-item>
        <text:list-item>
          <text:p text:style-name="P11"><text:span text:style-name="T1">AWS Session Manager:</text:span> Built a <text:a xlink:type="simple" xlink:href="https://en.wikipedia.org/wiki/Text-based_user_interface" office:name=""><text:span text:style-name="Definition">TUI</text:span></text:a> for <text:a xlink:type="simple" xlink:href="https://github.com/northwood-labs/ssm-shell" office:name=""><text:span text:style-name="Definition">simplifying connections to SSM-enabled EC2 instances</text:span></text:a> using your Terminal.</text:p>
        </text:list-item>
      </text:list>
      <text:h text:style-name="Heading_20_2" text:outline-level="2"><text:bookmark-start text:name="examples-of-technical-documentation"/>Examples of Technical Documentation<text:bookmark-end text:name="examples-of-technical-documentation"/></text:h>
      <text:p text:style-name="First_20_paragraph">Much of my other work is published inside of corporate Confluence/wikis. Here are some examples of my public-facing documentation:</text:p>
      <text:list text:style-name="L9">
        <text:list-item>
          <text:p text:style-name="P12"><text:a xlink:type="simple" xlink:href="https://github.com/northwood-labs/macos-for-development/wiki" office:name=""><text:span text:style-name="Definition">Setting up macOS for development</text:span></text:a></text:p>
        </text:list-item>
        <text:list-item>
          <text:p text:style-name="P12"><text:a xlink:type="simple" xlink:href="https://github.com/northwood-labs/local-lambda-environments-with-go" office:name=""><text:span text:style-name="Definition">Local AWS Lambda environments (with Go)</text:span></text:a></text:p>
        </text:list-item>
        <text:list-item>
          <text:p text:style-name="P12"><text:a xlink:type="simple" xlink:href="https://github.com/northwood-labs/devsec-tools/blob/main/docs/localdev.md" office:name=""><text:span text:style-name="Definition">Local development environment (devsec-tools)</text:span></text:a></text:p>
        </text:list-item>
        <text:list-item>
          <text:p text:style-name="P12"><text:a xlink:type="simple" xlink:href="https://github.com/northwood-labs/devsec-tools/blob/main/docs/configuring-datagrip-for-valkey.md" office:name=""><text:span text:style-name="Definition">Configuring DataGrip for Valkey (devsec-tools)</text:span></text:a></text:p>
        </text:list-item>
        <text:list-item>
          <text:p text:style-name="P12">Diagrams of Artifactory <text:a xlink:type="simple" xlink:href="https://whimsical.com/artifactory-infrastructure-diagram-5MbWJd8BJfMbRWhfZwtHhQ" office:name=""><text:span text:style-name="Definition">infrastructure</text:span></text:a> and <text:a xlink:type="simple" xlink:href="https://whimsical.com/artifactory-software-configuration-and-data-flow-QWZnvbv4SXTX2qkmKGZAqp" office:name=""><text:span text:style-name="Definition">software</text:span></text:a> configuration.</text:p>
        </text:list-item>
        <text:list-item>
          <text:p text:style-name="P12">Diagram of a <text:a xlink:type="simple" xlink:href="https://whimsical.com/tokengen-infrastructure-diagram-and-data-flow-5ZphqPDP826AaPZHKxCKSr" office:name=""><text:span text:style-name="Definition">secrets-rotation system</text:span></text:a>.</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10">
        <text:list-item>
          <text:p text:style-name="P13">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3">U.S. patent filing, <text:a xlink:type="simple" xlink:href="https://patents.google.com/patent/US8103870B2/en?inventor=Ryan+Parman" office:name=""><text:span text:style-name="Definition">“Hive-based Peer-to-Peer Network”</text:span></text:a> (US8103870B2) (2007)</text:p>
        </text:list-item>
        <text:list-item>
          <text:p text:style-name="P13">Voting representative for AWS, <text:a xlink:type="simple" xlink:href="http://www.php-fig.org" office:name=""><text:span text:style-name="Definition">PHP Framework Interoperability Group</text:span></text:a> (2012–2013)</text:p>
        </text:list-item>
      </text:list>
      <text:h text:style-name="Heading_20_2" text:outline-level="2"><text:bookmark-start text:name="skills"/>Skills<text:bookmark-end text:name="skills"/></text:h>
      <text:list text:style-name="L11">
        <text:list-item>
          <text:p text:style-name="P14"><text:span text:style-name="T1">Languages:</text:span> <text:a xlink:type="simple" xlink:href="https://www.gnu.org/software/bash/" office:name=""><text:span text:style-name="Definition">Bash</text:span></text:a>, <text:a xlink:type="simple" xlink:href="https://go.dev" office:name=""><text:span text:style-name="Definition">Go</text:span></text:a>, <text:a xlink:type="simple" xlink:href="https://www.php.net" office:name=""><text:span text:style-name="Definition">PHP</text:span></text:a>, <text:a xlink:type="simple" xlink:href="https://www.python.org" office:name=""><text:span text:style-name="Definition">Python</text:span></text:a>.</text:p>
        </text:list-item>
        <text:list-item>
          <text:p text:style-name="P14"><text:span text:style-name="T1">Cloud/DevOps/SRE:</text:span> TLS and cipher suites, <text:a xlink:type="simple" xlink:href="https://aws.amazon.com/certificate-manager/" office:name=""><text:span text:style-name="Definition">ACM</text:span></text:a>, <text:a xlink:type="simple" xlink:href="https://aws.amazon.com/ec2/graviton/" office:name=""><text:span text:style-name="Definition">ARM64</text:span></text:a>, <text:a xlink:type="simple" xlink:href="https://aws.amazon.com/architecture/well-architected/" office:name=""><text:span text:style-name="Definition">AWS Well-Architected</text:span></text:a>, <text:a xlink:type="simple" xlink:href="https://www.redhat.com/en/technologies/management/ansible" office:name=""><text:span text:style-name="Definition">Ansible</text:span></text:a>, <text:a xlink:type="simple" xlink:href="https://jfrog.com/artifactory/" office:name=""><text:span text:style-name="Definition">Artifactory</text:span></text:a>, <text:a xlink:type="simple" xlink:href="https://www.gnu.org/software/bash/" office:name=""><text:span text:style-name="Definition">Bash</text:span></text:a>, <text:a xlink:type="simple" xlink:href="https://www.cisecurity.org" office:name=""><text:span text:style-name="Definition">CIS</text:span></text:a>, <text:a xlink:type="simple" xlink:href="https://en.wikipedia.org/wiki/CentOS" office:name=""><text:span text:style-name="Definition">CentOS</text:span></text:a>, <text:a xlink:type="simple" xlink:href="https://aws.amazon.com/cloudfront/" office:name=""><text:span text:style-name="Definition">CloudFront</text:span></text:a>, <text:a xlink:type="simple" xlink:href="https://aws.amazon.com/controltower/" office:name=""><text:span text:style-name="Definition">Control Tower</text:span></text:a>, <text:a xlink:type="simple" xlink:href="https://www.docker.com" office:name=""><text:span text:style-name="Definition">Docker</text:span></text:a>, <text:a xlink:type="simple" xlink:href="https://aws.amazon.com/ec2/" office:name=""><text:span text:style-name="Definition">EC2</text:span></text:a>, <text:a xlink:type="simple" xlink:href="https://aws.amazon.com/ecs/" office:name=""><text:span text:style-name="Definition">ECS</text:span></text:a>, <text:a xlink:type="simple" xlink:href="https://cloud.google.com" office:name=""><text:span text:style-name="Definition">GCP</text:span></text:a>, <text:a xlink:type="simple" xlink:href="https://github.com/features/actions" office:name=""><text:span text:style-name="Definition">GitHub Actions</text:span></text:a>, <text:a xlink:type="simple" xlink:href="https://github.com/enterprise" office:name=""><text:span text:style-name="Definition">GitHub Enterprise</text:span></text:a>, <text:a xlink:type="simple" xlink:href="https://git-scm.com" office:name=""><text:span text:style-name="Definition">Git</text:span></text:a>, <text:a xlink:type="simple" xlink:href="https://aws.amazon.com/iam/identity-center/" office:name=""><text:span text:style-name="Definition">Identity Center</text:span></text:a>, <text:a xlink:type="simple" xlink:href="https://aws.amazon.com/image-builder/" office:name=""><text:span text:style-name="Definition">Image Builder</text:span></text:a>, <text:a xlink:type="simple" xlink:href="https://aws.amazon.com/lambda/" office:name=""><text:span text:style-name="Definition">Lambda</text:span></text:a>, <text:a xlink:type="simple" xlink:href="https://www.nginx.com" office:name=""><text:span text:style-name="Definition">Nginx</text:span></text:a>, <text:a xlink:type="simple" xlink:href="https://opentofu.org" office:name=""><text:span text:style-name="Definition">OpenTofu</text:span></text:a>, <text:a xlink:type="simple" xlink:href="https://packer.io" office:name=""><text:span text:style-name="Definition">Packer</text:span></text:a>, <text:a xlink:type="simple" xlink:href="https://aws.amazon.com/rds/aurora/" office:name=""><text:span text:style-name="Definition">RDS Aurora</text:span></text:a>, <text:a xlink:type="simple" xlink:href="https://redis.io" office:name=""><text:span text:style-name="Definition">Redis</text:span></text:a>, <text:a xlink:type="simple" xlink:href="https://aws.amazon.com/route53/" office:name=""><text:span text:style-name="Definition">Route 53</text:span></text:a>, <text:a xlink:type="simple" xlink:href="https://aws.amazon.com/s3/" office:name=""><text:span text:style-name="Definition">S3</text:span></text:a>, <text:a xlink:type="simple" xlink:href="https://aws.amazon.com/developer/tools/" office:name=""><text:span text:style-name="Definition">SDKs</text:span></text:a>, <text:a xlink:type="simple" xlink:href="https://aws.amazon.com/secrets-manager/" office:name=""><text:span text:style-name="Definition">Secrets Manager</text:span></text:a>, <text:a xlink:type="simple" xlink:href="https://www.terraform.io" office:name=""><text:span text:style-name="Definition">Terraform</text:span></text:a>, automation, cloud configuration security, multi-platform development, operational reliability, performance, scalability.</text:p>
        </text:list-item>
        <text:list-item>
          <text:p text:style-name="P14"><text:span text:style-name="T1">SDE/SWE/DevTools:</text:span> API design, API versioning, CLI tools, <text:a xlink:type="simple" xlink:href="https://circleci.com/enterprise/" office:name=""><text:span text:style-name="Definition">CircleCI</text:span></text:a>, <text:a xlink:type="simple" xlink:href="https://www.docker.com" office:name=""><text:span text:style-name="Definition">Docker</text:span></text:a>, <text:a xlink:type="simple" xlink:href="https://github.com/features/actions" office:name=""><text:span text:style-name="Definition">GitHub Actions</text:span></text:a>, <text:a xlink:type="simple" xlink:href="https://git-scm.com" office:name=""><text:span text:style-name="Definition">Git</text:span></text:a>, <text:a xlink:type="simple" xlink:href="https://graphql.org" office:name=""><text:span text:style-name="Definition">GraphQL</text:span></text:a>, <text:a xlink:type="simple" xlink:href="https://jwt.io" office:name=""><text:span text:style-name="Definition">JWT</text:span></text:a>, <text:a xlink:type="simple" xlink:href="https://en.wikipedia.org/wiki/Network_File_System" office:name=""><text:span text:style-name="Definition">NFS</text:span></text:a>, <text:a xlink:type="simple" xlink:href="https://martinfowler.com/articles/richardsonMaturityModel.html" office:name=""><text:span text:style-name="Definition">REST</text:span></text:a>, <text:a xlink:type="simple" xlink:href="https://redis.io" office:name=""><text:span text:style-name="Definition">Redis</text:span></text:a>, <text:a xlink:type="simple" xlink:href="https://subversion.apache.org" office:name=""><text:span text:style-name="Definition">Subversion</text:span></text:a>, <text:a xlink:type="simple" xlink:href="https://www.vagrantup.com" office:name=""><text:span text:style-name="Definition">Vagrant</text:span></text:a>, <text:a xlink:type="simple" xlink:href="https://wordpress.org" office:name=""><text:span text:style-name="Definition">WordPress</text:span></text:a>, <text:a xlink:type="simple" xlink:href="https://developer.mozilla.org/en-US/docs/Web/XSLT" office:name=""><text:span text:style-name="Definition">XSLT</text:span></text:a>, <text:a xlink:type="simple" xlink:href="https://ffmpeg.org" office:name=""><text:span text:style-name="Definition">ffmpeg</text:span></text:a>, <text:a xlink:type="simple" xlink:href="https://12factor.net" office:name=""><text:span text:style-name="Definition">twelve-factor applications</text:span></text:a>, automation, building platforms, code generation, defensive cybersecurity, multi-platform development, performance, scalability, software library design, software testing, technical documentation.</text:p>
        </text:list-item>
        <text:list-item>
          <text:p text:style-name="P14"><text:span text:style-name="T1">PM/TPM:</text:span> <text:a xlink:type="simple" xlink:href="https://www.atlassian.com/software/confluence" office:name=""><text:span text:style-name="Definition">Confluence</text:span></text:a>, <text:a xlink:type="simple" xlink:href="https://www.atlassian.com/software/jira" office:name=""><text:span text:style-name="Definition">Jira</text:span></text:a>, building platforms, coordination with downstream services, cross-collaboration (dozens of teams, hundreds of services), organization of complex projects, product development, product roadmap management, project documentation, project management, risk mitigation, stakeholder management, technical documentation, vendor management.</text:p>
        </text:list-item>
      </text:list>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8T21:18:54Z</meta:creation-date>
    <dc:date>2025-01-28T21:18:54Z</dc:date>
  </office:meta>
</office:document-meta>
</file>